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26cm" fo:min-width="2.1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8cm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</style:style>
    <style:style style:name="gr12" style:family="graphic" style:parent-style-name="objectwithoutfill">
      <style:graphic-properties draw:marker-end="Arrowheads_20_1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5.25cm" svg:height="2.75cm" svg:x="7.7cm" svg:y="1.75cm">
          <text:p text:style-name="P1">St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8.5cm" svg:height="1cm" svg:x="6.05cm" svg:y="7.25cm">
          <text:p text:style-name="P1">Show 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5cm" svg:height="1cm" svg:x="6.05cm" svg:y="9.75cm">
          <text:p text:style-name="P1">Wait for 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8.5cm" svg:height="1cm" svg:x="6.05cm" svg:y="12.05cm">
          <text:p text:style-name="P1">Process input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.5cm" svg:height="1cm" svg:x="6.05cm" svg:y="14.15cm">
          <text:p text:style-name="P1">Check if move is possible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8.5cm" svg:height="1cm" svg:x="6.05cm" svg:y="16.25cm">
          <text:p text:style-name="P1">Execute mov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3cm" svg:y1="8.25cm" svg:x2="10.3cm" svg:y2="9.75cm" draw:start-shape="id1" draw:start-glue-point="2" draw:end-shape="id2" draw:end-glue-point="0" svg:d="M10300 8250v1500" svg:viewBox="0 0 1 1501">
          <text:p/>
        </draw:connector>
        <draw:connector draw:style-name="gr4" draw:text-style-name="P2" draw:layer="layout" svg:x1="10.3cm" svg:y1="10.75cm" svg:x2="10.3cm" svg:y2="12.05cm" draw:start-shape="id2" draw:start-glue-point="2" draw:end-shape="id3" draw:end-glue-point="0" svg:d="M10300 10750v1300" svg:viewBox="0 0 1 1301">
          <text:p/>
        </draw:connector>
        <draw:connector draw:style-name="gr5" draw:text-style-name="P2" draw:layer="layout" svg:x1="10.3cm" svg:y1="13.05cm" svg:x2="10.3cm" svg:y2="14.15cm" draw:start-shape="id3" draw:start-glue-point="2" draw:end-shape="id4" draw:end-glue-point="0" svg:d="M10300 13050v1100" svg:viewBox="0 0 1 1101">
          <text:p/>
        </draw:connector>
        <draw:custom-shape draw:style-name="gr2" draw:text-style-name="P1" xml:id="id5" draw:id="id5" draw:layer="layout" svg:width="8.5cm" svg:height="1cm" svg:x="6.05cm" svg:y="5.35cm">
          <text:p text:style-name="P1">Show board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3cm" svg:y1="6.35cm" svg:x2="10.3cm" svg:y2="7.25cm" draw:start-shape="id5" draw:start-glue-point="2" draw:end-shape="id1" draw:end-glue-point="0" svg:d="M10300 6350v900" svg:viewBox="0 0 1 901">
          <text:p/>
        </draw:connector>
        <draw:connector draw:style-name="gr7" draw:text-style-name="P2" draw:layer="layout" svg:x1="10.3cm" svg:y1="15.15cm" svg:x2="10.3cm" svg:y2="16.25cm" draw:start-shape="id4" draw:start-glue-point="2" draw:end-shape="id6" draw:end-glue-point="0" svg:d="M10300 15150v1100" svg:viewBox="0 0 1 1101">
          <text:p/>
        </draw:connector>
        <draw:connector draw:style-name="gr8" draw:text-style-name="P2" draw:layer="layout" svg:x1="10.325cm" svg:y1="4.5cm" svg:x2="10.3cm" svg:y2="5.35cm" draw:start-shape="id7" draw:start-glue-point="6" draw:end-shape="id5" draw:end-glue-point="0" svg:d="M10325 4500v426h-25v424" svg:viewBox="0 0 26 851">
          <text:p/>
        </draw:connector>
        <draw:custom-shape draw:style-name="gr1" draw:text-style-name="P1" xml:id="id8" draw:id="id8" draw:layer="layout" svg:width="5.25cm" svg:height="2.75cm" svg:x="7.701cm" svg:y="17.951cm">
          <text:p text:style-name="P1">Is game o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svg:x1="10.3cm" svg:y1="17.25cm" svg:x2="10.326cm" svg:y2="17.951cm" draw:start-shape="id6" draw:start-glue-point="2" draw:end-shape="id8" draw:end-glue-point="4" svg:d="M10300 17250v351h26v350" svg:viewBox="0 0 27 702">
          <text:p/>
        </draw:connector>
        <draw:custom-shape draw:style-name="gr2" draw:text-style-name="P1" draw:layer="layout" svg:width="8.5cm" svg:height="1cm" svg:x="6.05cm" svg:y="5.35cm">
          <text:p text:style-name="P1">Set up 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8.5cm" svg:height="1cm" svg:x="6.05cm" svg:y="22.25cm">
          <text:p text:style-name="P1">Display outcom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0.326cm" svg:y1="20.701cm" svg:x2="10.3cm" svg:y2="22.25cm" draw:start-shape="id8" draw:start-glue-point="6" draw:end-shape="id9" draw:end-glue-point="0" svg:d="M10326 20701v775h-26v774" svg:viewBox="0 0 27 1550">
          <text:p/>
        </draw:connector>
        <draw:custom-shape draw:style-name="gr1" draw:text-style-name="P1" xml:id="id10" draw:id="id10" draw:layer="layout" svg:width="5.25cm" svg:height="2.75cm" svg:x="7.701cm" svg:y="24.351cm">
          <text:p text:style-name="P1">E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" draw:layer="layout" draw:line-skew="2.949cm" svg:x1="12.951cm" svg:y1="19.326cm" svg:x2="14.55cm" svg:y2="7.75cm" draw:start-shape="id8" draw:start-glue-point="7" draw:end-shape="id1" draw:end-glue-point="1" svg:d="M12951 19326h5049v-11576h-3450" svg:viewBox="0 0 5050 11577">
          <text:p/>
        </draw:connector>
        <draw:connector draw:style-name="gr12" draw:text-style-name="P2" draw:layer="layout" svg:x1="10.3cm" svg:y1="23.25cm" svg:x2="10.326cm" svg:y2="24.351cm" draw:start-shape="id9" draw:start-glue-point="2" draw:end-shape="id10" draw:end-glue-point="4" svg:d="M10300 23250v551h26v550" svg:viewBox="0 0 27 11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9T13:51:34.021581222</meta:creation-date>
    <dc:date>2023-01-29T14:03:27.914018777</dc:date>
    <meta:editing-duration>PT1M31S</meta:editing-duration>
    <meta:editing-cycles>1</meta:editing-cycles>
    <meta:document-statistic meta:object-count="21"/>
    <meta:generator>LibreOffice/7.3.7.2$Linux_X86_64 LibreOffice_project/30$Build-2</meta:generator>
  </office:meta>
</office:document-meta>
</file>